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2" draw:text-style-name="P1" xml:id="id8" draw:id="id8" draw:layer="layout" svg:width="3.81cm" svg:height="3.048cm" svg:x="0.924cm" svg:y="2.838cm" draw:corner-radius="0.5cm">
          <text:p/>
        </draw:rect>
        <draw:rect draw:style-name="gr3" draw:text-style-name="P1" xml:id="id2" draw:id="id2" draw:layer="layout" svg:width="4.318cm" svg:height="3.302cm" svg:x="1.27cm" svg:y="9.296cm">
          <text:p text:style-name="P1">Basil</text:p>
          <text:p text:style-name="P1">Renderer</text:p>
        </draw:rect>
        <draw:rect draw:style-name="gr3" draw:text-style-name="P1" xml:id="id1" draw:id="id1" draw:layer="layout" svg:width="4.318cm" svg:height="1.778cm" svg:x="9.09cm" svg:y="7.65cm">
          <text:p text:style-name="P1">Avatar layer</text:p>
        </draw:rect>
        <draw:rect draw:style-name="gr3" draw:text-style-name="P1" xml:id="id7" draw:id="id7" draw:layer="layout" svg:width="4.318cm" svg:height="2.454cm" svg:x="8.89cm" svg:y="4.064cm">
          <text:p text:style-name="P1">Basil</text:p>
          <text:p text:style-name="P1">Session</text:p>
          <text:p text:style-name="P1">Manager</text:p>
        </draw:rect>
        <draw:rect draw:style-name="gr3" draw:text-style-name="P1" xml:id="id6" draw:id="id6" draw:layer="layout" svg:width="4.318cm" svg:height="2.54cm" svg:x="7.548cm" svg:y="0.878cm">
          <text:p text:style-name="P1">Basil</text:p>
          <text:p text:style-name="P1">User</text:p>
          <text:p text:style-name="P1">Interface</text:p>
        </draw:rect>
        <draw:rect draw:style-name="gr3" draw:text-style-name="P1" xml:id="id5" draw:id="id5" draw:layer="layout" svg:width="4.318cm" svg:height="1.778cm" svg:x="9.09cm" svg:y="15.332cm">
          <text:p text:style-name="P1">Far static object layer</text:p>
        </draw:rect>
        <draw:rect draw:style-name="gr3" draw:text-style-name="P1" xml:id="id4" draw:id="id4" draw:layer="layout" svg:width="4.318cm" svg:height="1.778cm" svg:x="9.09cm" svg:y="12.792cm">
          <text:p text:style-name="P1">Touchable object layer</text:p>
        </draw:rect>
        <draw:rect draw:style-name="gr3" draw:text-style-name="P1" xml:id="id3" draw:id="id3" draw:layer="layout" svg:width="4.318cm" svg:height="1.778cm" svg:x="9.09cm" svg:y="10.252cm">
          <text:p text:style-name="P1">Close static object layer</text:p>
        </draw:rect>
        <draw:connector draw:style-name="gr4" draw:text-style-name="P1" draw:layer="layout" draw:type="line" svg:x1="9.09cm" svg:y1="8.539cm" svg:x2="5.588cm" svg:y2="10.947cm" draw:start-shape="id1" draw:start-glue-point="3" draw:end-shape="id2" draw:end-glue-point="1" svg:d="M9090 8539l-3502 2408" svg:viewBox="0 0 3503 2409">
          <text:p/>
        </draw:connector>
        <draw:connector draw:style-name="gr4" draw:text-style-name="P1" draw:layer="layout" draw:type="line" svg:x1="9.09cm" svg:y1="11.141cm" svg:x2="5.588cm" svg:y2="10.947cm" draw:start-shape="id3" draw:start-glue-point="3" draw:end-shape="id2" draw:end-glue-point="1" svg:d="M9090 11141l-3502-194" svg:viewBox="0 0 3503 195">
          <text:p/>
        </draw:connector>
        <draw:connector draw:style-name="gr4" draw:text-style-name="P1" draw:layer="layout" draw:type="line" svg:x1="9.09cm" svg:y1="13.681cm" svg:x2="5.588cm" svg:y2="10.947cm" draw:start-shape="id4" draw:end-shape="id2" draw:end-glue-point="1" svg:d="M9090 13681l-3502-2734" svg:viewBox="0 0 3503 2735">
          <text:p/>
        </draw:connector>
        <draw:connector draw:style-name="gr4" draw:text-style-name="P1" draw:layer="layout" draw:type="line" svg:x1="9.09cm" svg:y1="16.221cm" svg:x2="5.588cm" svg:y2="10.947cm" draw:start-shape="id5" draw:start-glue-point="3" draw:end-shape="id2" draw:end-glue-point="1" svg:d="M9090 16221l-3502-5274" svg:viewBox="0 0 3503 5275">
          <text:p/>
        </draw:connector>
        <draw:connector draw:style-name="gr4" draw:text-style-name="P1" draw:layer="layout" draw:type="line" svg:x1="7.548cm" svg:y1="2.148cm" svg:x2="5.588cm" svg:y2="10.947cm" draw:start-shape="id6" draw:start-glue-point="3" draw:end-shape="id2" svg:d="M7548 2148l-1960 8799" svg:viewBox="0 0 1961 8800">
          <text:p/>
        </draw:connector>
        <draw:connector draw:style-name="gr4" draw:text-style-name="P1" draw:layer="layout" draw:type="line" svg:x1="8.89cm" svg:y1="5.291cm" svg:x2="5.588cm" svg:y2="10.947cm" draw:start-shape="id7" draw:start-glue-point="3" draw:end-shape="id2" svg:d="M8890 5291l-3302 5656" svg:viewBox="0 0 3303 5657">
          <text:p/>
        </draw:connector>
        <draw:custom-shape draw:style-name="gr5" draw:text-style-name="P1" draw:layer="layout" svg:width="0.762cm" svg:height="3.812cm" draw:transform="rotate (1.5707963267949) translate (1.27cm 18.3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762cm" svg:height="2.529cm" draw:transform="rotate (1.5707963267949) translate (6.005cm 18.4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762cm" svg:height="3.836cm" draw:transform="rotate (1.5707963267949) translate (9.398cm 18.4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762cm" svg:height="7.112cm" draw:transform="rotate (1.5707963267949) translate (18.542cm 18.4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762cm" svg:height="3.375cm" draw:transform="rotate (1.5707963267949) translate (14.405cm 18.4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6" draw:text-style-name="P1" draw:layer="layout" draw:type="line" svg:x1="3.429cm" svg:y1="9.296cm" svg:x2="2.829cm" svg:y2="5.886cm" draw:start-shape="id2" draw:start-glue-point="0" draw:end-shape="id8" svg:d="M3429 9296l-600-3410" svg:viewBox="0 0 601 3411">
          <text:p/>
        </draw:connector>
        <draw:frame draw:style-name="gr7" draw:layer="layout" svg:width="2.576cm" svg:height="1.673cm" svg:x="5.985cm" svg:y="18.757cm">
          <draw:text-box>
            <text:p>Render</text:p>
            <text:p>API</text:p>
          </draw:text-box>
        </draw:frame>
        <draw:frame draw:style-name="gr8" draw:layer="layout" svg:width="3.406cm" svg:height="1.673cm" svg:x="9.694cm" svg:y="18.758cm">
          <draw:text-box>
            <text:p text:style-name="P1">Content provider</text:p>
          </draw:text-box>
        </draw:frame>
        <draw:frame draw:style-name="gr9" draw:layer="layout" svg:width="5.065cm" svg:height="1.816cm" svg:x="13.885cm" svg:y="18.758cm">
          <draw:text-box>
            <text:p text:style-name="P1">Content specific protocols</text:p>
          </draw:text-box>
        </draw:frame>
        <draw:frame draw:style-name="gr7" draw:layer="layout" svg:width="2.576cm" svg:height="1.673cm" svg:x="1.885cm" svg:y="18.758cm">
          <draw:text-box>
            <text:p>Render</text:p>
            <text:p>API</text:p>
          </draw:text-box>
        </draw:frame>
        <draw:frame draw:style-name="gr8" draw:layer="layout" svg:width="7.409cm" svg:height="1.673cm" svg:x="18.985cm" svg:y="18.758cm">
          <draw:text-box>
            <text:p text:style-name="P1">Content specific storage and manag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6:44:12.601000000</meta:creation-date>
    <dc:date>2015-05-13T07:27:35.727000000</dc:date>
    <meta:editing-duration>PT12M7S</meta:editing-duration>
    <meta:editing-cycles>2</meta:editing-cycles>
    <meta:generator>LibreOffice/4.2.4.2$Windows_x86 LibreOffice_project/63150712c6d317d27ce2db16eb94c2f3d7b699f8</meta:generator>
    <meta:document-statistic meta:object-count="52"/>
  </office:meta>
</office:document-meta>
</file>